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263cm" fo:min-width="1.128cm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7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8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marker-end="" draw:fill="solid" draw:fill-color="#ffffff" draw:textarea-vertical-align="middle"/>
    </style:style>
    <style:style style:name="gr10" style:family="graphic" style:parent-style-name="standard">
      <style:graphic-properties svg:stroke-width="0.1cm" svg:stroke-color="#000000" draw:marker-start="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solid" svg:stroke-width="0.1cm" svg:stroke-color="#000000" draw:marker-start="Arrow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gr1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268cm"/>
    </style:style>
    <style:style style:name="P1" style:family="paragraph">
      <loext:graphic-properties draw:fill="solid" draw:fill-color="#eeeeee" draw:opacity="30%"/>
      <style:paragraph-properties fo:text-align="center"/>
    </style:style>
    <style:style style:name="P2" style:family="paragraph">
      <loext:graphic-properties draw:fill="solid" draw:fill-color="#eeeeee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2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3.4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4.45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85cm" svg:height="1.75cm" svg:x="1.1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5.85cm" svg:height="2.45cm" svg:x="1.25cm" svg:y="19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6cm" svg:height="1.15cm" svg:x="9.95cm" svg:y="5cm">
          <text:p text:style-name="P3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0.95cm" svg:x="3cm" svg:y="1.5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1.85cm" svg:height="1.65cm" svg:x="10.319cm" svg:y="2.626cm">
          <text:p text:style-name="P3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2cm" svg:height="0.7cm" svg:x="6.15cm" svg:y="6.7cm">
          <text:p text:style-name="P3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0.694cm" svg:x="3.4cm" svg:y="7.9cm">
          <text:p text:style-name="P3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48cm" svg:x="5.75cm" svg:y="5.302cm">
          <text:p text:style-name="P3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3.075cm" svg:y="6.6cm">
          <text:p text:style-name="P3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3cm" svg:height="0.725cm" svg:x="6cm" svg:y="7.95cm">
          <text:p text:style-name="P3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2.9cm" svg:y="2.75cm">
          <text:p text:style-name="P3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6cm" svg:y="1.6cm">
          <text:p text:style-name="P3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702cm" svg:y="4.102cm">
          <text:p text:style-name="P3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5.65cm" svg:y="2.8cm">
          <text:p text:style-name="P3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2.95cm" svg:y="4.15cm">
          <text:p text:style-name="P3"><text:span text:style-name="T3">fir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65cm" svg:height="1.2cm" svg:x="14.05cm" svg:y="3.6cm">
          <text:p text:style-name="P3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.6cm" svg:height="1.2cm" svg:x="15.2cm" svg:y="8.25cm">
          <text:p text:style-name="P3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2" draw:id="id2" draw:layer="layout" svg:width="3.6cm" svg:height="1.2cm" svg:x="2.5cm" svg:y="10.35cm"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6cm" svg:height="1.2cm" svg:x="11.65cm" svg:y="12.5cm">
          <text:p text:style-name="P3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6cm" svg:height="1.2cm" svg:x="8.5cm" svg:y="20.725cm">
          <text:p text:style-name="P3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85cm" svg:height="1.65cm" svg:x="8.65cm" svg:y="12.273cm">
          <text:p text:style-name="P3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7cm" svg:height="0.75cm" svg:x="15.4cm" svg:y="14.2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2cm" svg:height="0.95cm" svg:x="16.9cm" svg:y="15.3cm">
          <text:p text:style-name="P3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1cm" svg:height="0.75cm" svg:x="17.5cm" svg:y="14.2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14.5cm" svg:y="15.7cm">
          <text:p text:style-name="P3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35cm" svg:height="0.95cm" svg:x="16.65cm" svg:y="16.4cm">
          <text:p text:style-name="P3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5cm" svg:height="0.95cm" svg:x="16.25cm" svg:y="17.55cm">
          <text:p text:style-name="P3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15cm" svg:height="0.95cm" svg:x="16.95cm" svg:y="19.8cm">
          <text:p text:style-name="P3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75cm" svg:height="0.75cm" svg:x="14.3cm" svg:y="6.05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8cm" svg:height="0.95cm" svg:x="14.45cm" svg:y="17.6cm">
          <text:p text:style-name="P3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17.15cm" svg:y="18.65cm">
          <text:p text:style-name="P3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6cm" svg:height="0.7cm" svg:x="16.2cm" svg:y="6.15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5cm" svg:height="0.95cm" svg:x="1.3cm" svg:y="12.9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5cm" svg:height="0.95cm" svg:x="4.15cm" svg:y="12.9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65cm" svg:height="1.05cm" svg:x="4.05cm" svg:y="19.95cm">
          <text:p text:style-name="P3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1cm" svg:height="0.75cm" svg:x="1.6cm" svg:y="21.0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701cm" svg:height="0.699cm" svg:x="1.55cm" svg:y="20.15cm">
          <text:p text:style-name="P3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899cm" svg:height="0.95cm" svg:x="3.8cm" svg:y="21.2cm">
          <text:p text:style-name="P3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8.65cm" svg:y1="13.098cm" svg:x2="6.1cm" svg:y2="10.95cm" draw:start-shape="id1" draw:start-glue-point="5" draw:end-shape="id2" draw:end-glue-point="1" svg:d="M8650 13098h-1275v-2148h-1275" svg:viewBox="0 0 2551 2149">
          <text:p/>
        </draw:connector>
        <draw:custom-shape draw:style-name="gr4" draw:text-style-name="P6" xml:id="id9" draw:id="id9" draw:layer="layout" svg:width="1.85cm" svg:height="1.65cm" svg:x="12.525cm" svg:y="9.825cm">
          <text:p text:style-name="P3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8" draw:layer="layout" svg:x1="11.244cm" svg:y1="4.276cm" svg:x2="11.25cm" svg:y2="5cm" draw:start-shape="id3" draw:start-glue-point="6" draw:end-shape="id4" draw:end-glue-point="0" svg:d="M11244 4276v363h6v361" svg:viewBox="0 0 7 725">
          <text:p/>
        </draw:connector>
        <draw:connector draw:style-name="gr10" draw:text-style-name="P8" draw:layer="layout" svg:x1="14.05cm" svg:y1="4.2cm" svg:x2="12.169cm" svg:y2="3.451cm" draw:start-shape="id5" draw:start-glue-point="3" draw:end-shape="id3" draw:end-glue-point="7" svg:d="M14050 4200h-940v-749h-941" svg:viewBox="0 0 1882 750">
          <text:p/>
        </draw:connector>
        <draw:connector draw:style-name="gr11" draw:text-style-name="P8" draw:layer="layout" svg:x1="9.575cm" svg:y1="12.273cm" svg:x2="11.25cm" svg:y2="6.15cm" draw:start-shape="id1" draw:start-glue-point="4" draw:end-shape="id4" draw:end-glue-point="2" svg:d="M9575 12273v-3061h1675v-3062" svg:viewBox="0 0 1676 6124">
          <text:p/>
        </draw:connector>
        <draw:connector draw:style-name="gr11" draw:text-style-name="P8" draw:layer="layout" draw:line-skew="0.174cm" svg:x1="10.5cm" svg:y1="13.098cm" svg:x2="11.65cm" svg:y2="13.1cm" draw:start-shape="id1" draw:start-glue-point="7" draw:end-shape="id6" draw:end-glue-point="3" svg:d="M10500 13098h750v2h400" svg:viewBox="0 0 1151 3">
          <text:p/>
        </draw:connector>
        <draw:connector draw:style-name="gr8" draw:text-style-name="P8" draw:layer="layout" svg:x1="10.3cm" svg:y1="19.45cm" svg:x2="10.3cm" svg:y2="20.725cm" draw:start-shape="id7" draw:start-glue-point="6" draw:end-shape="id8" draw:end-glue-point="0" svg:d="M10300 19450v1275" svg:viewBox="0 0 1 1276">
          <text:p/>
        </draw:connector>
        <draw:connector draw:style-name="gr8" draw:text-style-name="P8" draw:layer="layout" svg:x1="13.45cm" svg:y1="13.7cm" svg:x2="10.3cm" svg:y2="17.3cm" draw:start-shape="id6" draw:start-glue-point="2" draw:end-shape="id7" draw:end-glue-point="4" svg:d="M13450 13700v1800h-3150v1800" svg:viewBox="0 0 3151 3601">
          <text:p/>
        </draw:connector>
        <draw:connector draw:style-name="gr12" draw:text-style-name="P8" draw:layer="layout" svg:x1="14.375cm" svg:y1="10.65cm" svg:x2="17cm" svg:y2="9.45cm" draw:start-shape="id9" draw:start-glue-point="7" draw:end-shape="id10" draw:end-glue-point="2" svg:d="M14375 10650h2625v-1200" svg:viewBox="0 0 2626 1201">
          <text:p/>
        </draw:connector>
        <draw:custom-shape draw:style-name="gr4" draw:text-style-name="P6" draw:layer="layout" svg:width="1.499cm" svg:height="0.701cm" svg:x="17.951cm" svg:y="6.05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3.45cm" svg:y1="11.475cm" svg:x2="13.45cm" svg:y2="12.5cm" draw:start-shape="id9" draw:start-glue-point="6" draw:end-shape="id6" draw:end-glue-point="0" svg:d="M13450 11475v1025" svg:viewBox="0 0 1 1026">
          <text:p/>
        </draw:connector>
        <draw:custom-shape draw:style-name="gr4" draw:text-style-name="P9" draw:layer="layout" svg:width="1.75cm" svg:height="0.75cm" svg:x="13.65cm" svg:y="1.301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6cm" svg:height="0.7cm" svg:x="15.65cm" svg:y="1.301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499cm" svg:height="0.701cm" svg:x="17.501cm" svg:y="1.401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2.7cm" svg:height="2.15cm" svg:x="8.95cm" svg:y="17.3cm">
          <text:p text:style-name="P3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8" draw:layer="layout" draw:type="curve" svg:x1="4.075cm" svg:y1="12.55cm" svg:x2="4.3cm" svg:y2="11.55cm" draw:start-shape="id11" draw:start-glue-point="0" draw:end-shape="id2" draw:end-glue-point="2" svg:d="M4075 12550c0-750 225-250 225-1000" svg:viewBox="0 0 226 1001">
          <text:p/>
        </draw:connector>
        <draw:connector draw:style-name="gr13" draw:text-style-name="P8" draw:layer="layout" draw:type="curve" svg:x1="16.3cm" svg:y1="2.55cm" svg:x2="15.875cm" svg:y2="3.6cm" draw:start-shape="id12" draw:start-glue-point="2" draw:end-shape="id5" draw:end-glue-point="0" svg:d="M16300 2550c0 789-425 264-425 1050" svg:viewBox="0 0 426 1051">
          <text:p/>
        </draw:connector>
        <draw:connector draw:style-name="gr13" draw:text-style-name="P8" draw:layer="layout" draw:type="curve" svg:x1="9.95cm" svg:y1="5.575cm" svg:x2="8.65cm" svg:y2="5.3cm" draw:start-shape="id4" draw:start-glue-point="3" draw:end-shape="id13" draw:end-glue-point="1" svg:d="M9950 5575c-973 0-324-275-1300-275" svg:viewBox="0 0 1301 276">
          <text:p/>
        </draw:connector>
        <draw:connector draw:style-name="gr13" draw:text-style-name="P8" draw:layer="layout" draw:type="curve" svg:x1="16.975cm" svg:y1="7.05cm" svg:x2="17cm" svg:y2="8.25cm" draw:start-shape="id14" draw:start-glue-point="2" draw:end-shape="id10" draw:end-glue-point="0" svg:d="M16975 7050c0 901 25 302 25 1200" svg:viewBox="0 0 26 1201">
          <text:p/>
        </draw:connector>
        <draw:connector draw:style-name="gr13" draw:text-style-name="P8" draw:layer="layout" draw:type="curve" svg:x1="17.375cm" svg:y1="13.95cm" svg:x2="15.25cm" svg:y2="13.1cm" draw:start-shape="id15" draw:start-glue-point="0" draw:end-shape="id6" draw:end-glue-point="1" svg:d="M17375 13950c0-567-708-850-2125-850" svg:viewBox="0 0 2126 851">
          <text:p/>
        </draw:connector>
        <draw:connector draw:style-name="gr13" draw:text-style-name="P8" draw:layer="layout" draw:type="curve" svg:x1="8.251cm" svg:y1="18.351cm" svg:x2="8.95cm" svg:y2="18.375cm" draw:start-shape="id16" draw:start-glue-point="10" draw:end-shape="id7" draw:end-glue-point="5" svg:d="M8251 18351c525 0 176 24 699 24" svg:viewBox="0 0 700 25">
          <text:p/>
        </draw:connector>
        <draw:connector draw:style-name="gr13" draw:text-style-name="P8" draw:layer="layout" draw:type="curve" svg:x1="8.5cm" svg:y1="21.325cm" svg:x2="7.1cm" svg:y2="21.075cm" draw:start-shape="id8" draw:start-glue-point="3" draw:end-shape="id17" draw:end-glue-point="1" svg:d="M8500 21325c-1048 0-349-250-1400-250" svg:viewBox="0 0 1401 251">
          <text:p/>
        </draw:connector>
        <draw:custom-shape draw:style-name="gr14" draw:text-style-name="P6" xml:id="id18" draw:id="id18" draw:layer="layout" svg:width="3.149cm" svg:height="0.949cm" svg:x="6.451cm" svg:y="14.901cm">
          <text:p text:style-name="P3"><text:span text:style-name="T3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svg:x1="9.575cm" svg:y1="13.923cm" svg:x2="8.026cm" svg:y2="14.901cm" draw:start-shape="id1" draw:start-glue-point="6" draw:end-shape="id18" draw:end-glue-point="4" svg:d="M9575 13923c0 733-1549 245-1549 978" svg:viewBox="0 0 1550 979">
          <text:p/>
        </draw:connector>
        <draw:custom-shape draw:style-name="gr14" draw:text-style-name="P6" xml:id="id16" draw:id="id16" draw:layer="layout" svg:width="1.9cm" svg:height="0.5cm" svg:x="6.351cm" svg:y="18.101cm">
          <text:p text:style-name="P3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5cm" svg:height="0.95cm" svg:x="2.95cm" svg:y="5.375cm">
          <text:p text:style-name="P3"><text:span text:style-name="T3">la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2T11:18:15.531563000</dc:date>
    <meta:editing-duration>PT5H27M39S</meta:editing-duration>
    <meta:editing-cycles>15</meta:editing-cycles>
    <meta:generator>LibreOffice/4.4.1.2$MacOSX_X86_64 LibreOffice_project/45e2de17089c24a1fa810c8f975a7171ba4cd432</meta:generator>
    <meta:document-statistic meta:object-count="68"/>
  </office:meta>
</office:document-meta>
</file>